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yuthaya" svg:font-family="Ayuthay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yuthaya" fo:font-size="13pt"/>
    </style:style>
    <style:style style:name="P2" style:family="paragraph" style:parent-style-name="Standard">
      <style:text-properties style:font-name="Ayuthaya" fo:font-size="13pt" fo:letter-spacing="normal"/>
    </style:style>
    <style:style style:name="P3" style:family="paragraph" style:parent-style-name="Standard">
      <style:text-properties style:font-name="Ayuthaya" fo:font-size="13pt" fo:letter-spacing="normal" officeooo:rsid="001b1f72" officeooo:paragraph-rsid="001b1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Category.find(1).update_attribute(:categoryName, 'Project Charter')</text:p>
      <text:p text:style-name="P1"/>
      <text:p text:style-name="P2">DocumentCategory.find(2).update_attribute(:categoryName, 'Change Management Plan')</text:p>
      <text:p text:style-name="P2"/>
      <text:p text:style-name="P2">DocumentCategory.find(3).update_attribute(:categoryName, 'Communication Management Plan')</text:p>
      <text:p text:style-name="P2"/>
      <text:p text:style-name="P2">DocumentCategory.find(4).update_attribute(:categoryName, 'Configuration Management Plan')</text:p>
      <text:p text:style-name="P2"/>
      <text:p text:style-name="P2">DocumentCategory.create categoryName: 'Cost Baseline'</text:p>
      <text:p text:style-name="P2"/>
      <text:p text:style-name="P2">DocumentCategory.create categoryName: 'Scope Baseline'</text:p>
      <text:p text:style-name="P2"/>
      <text:p text:style-name="P2">DocumentCategory.create categoryName: 'Schedule Baseline'</text:p>
      <text:p text:style-name="P2"/>
      <text:p text:style-name="P2">DocumentCategory.create categoryName: 'Quality Management Plan'</text:p>
      <text:p text:style-name="P2"/>
      <text:p text:style-name="P2">DocumentCategory.create categoryName: 'Requirement Management Plan'</text:p>
      <text:p text:style-name="P2"/>
      <text:p text:style-name="P2">DocumentCategory.create categoryName: 'Risk Management Plan'</text:p>
      <text:p text:style-name="P2"/>
      <text:p text:style-name="P2">DocumentCategory.create categoryName: 'Scope Management Plan'</text:p>
      <text:p text:style-name="P2"/>
      <text:p text:style-name="P2">DocumentCategory.create categoryName: 'Stakeholder Management Plan'</text:p>
      <text:p text:style-name="P2"/>
      <text:p text:style-name="P2">DocumentCategory.create categoryName: 'Change Log'</text:p>
      <text:p text:style-name="P2"/>
      <text:p text:style-name="P2">DocumentCategory.create categoryName: 'Change Request'</text:p>
      <text:p text:style-name="P2"/>
      <text:p text:style-name="P2">DocumentCategory.create categoryName: 'Work Performance Report'</text:p>
      <text:p text:style-name="P2"/>
      <text:p text:style-name="P3">ActivityCategory.create activityCategoryName: 'Bug'</text:p>
      <text:p text:style-name="P3">ActivityCategory.create activityCategoryName: 'Feature'</text:p>
      <text:p text:style-name="P3">ActivityCategory.create activityCategoryName: 'Suppor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yuthaya" svg:font-family="Ayuthay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02T17:00:38.317963628</dc:date>
    <meta:editing-duration>P0D</meta:editing-duration>
    <meta:editing-cycles>1</meta:editing-cycles>
    <meta:document-statistic meta:table-count="0" meta:image-count="0" meta:object-count="0" meta:page-count="1" meta:paragraph-count="18" meta:word-count="74" meta:character-count="1145" meta:non-whitespace-character-count="1089"/>
  </office:meta>
</office:document-meta>
</file>